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0ff17" officeooo:paragraph-rsid="0010ff17"/>
    </style:style>
    <style:style style:name="P2" style:family="paragraph" style:parent-style-name="Text_20_body" style:list-style-name="L1">
      <style:text-properties officeooo:rsid="00111f6d" officeooo:paragraph-rsid="00111f6d"/>
    </style:style>
    <style:style style:name="P3" style:family="paragraph" style:parent-style-name="Text_20_body" style:list-style-name="L1">
      <style:text-properties officeooo:rsid="0012d57a" officeooo:paragraph-rsid="0012d57a"/>
    </style:style>
    <style:style style:name="P4" style:family="paragraph" style:parent-style-name="Text_20_body" style:list-style-name="L1">
      <style:text-properties officeooo:rsid="0012d57a" officeooo:paragraph-rsid="00139202"/>
    </style:style>
    <style:style style:name="P5" style:family="paragraph" style:parent-style-name="Text_20_body" style:list-style-name="L1">
      <style:text-properties officeooo:rsid="00168de8" officeooo:paragraph-rsid="00168de8"/>
    </style:style>
    <style:style style:name="P6" style:family="paragraph" style:parent-style-name="Text_20_body" style:list-style-name="L1">
      <style:text-properties officeooo:rsid="0014a00b" officeooo:paragraph-rsid="0014a00b"/>
    </style:style>
    <style:style style:name="P7" style:family="paragraph" style:parent-style-name="Text_20_body" style:list-style-name="L1">
      <style:text-properties officeooo:rsid="0014a00b" officeooo:paragraph-rsid="001af7d9"/>
    </style:style>
    <style:style style:name="P8" style:family="paragraph" style:parent-style-name="Text_20_body" style:list-style-name="L1">
      <style:text-properties officeooo:rsid="00193c44" officeooo:paragraph-rsid="00247c75"/>
    </style:style>
    <style:style style:name="P9" style:family="paragraph" style:parent-style-name="Text_20_body" style:list-style-name="L1">
      <style:text-properties officeooo:rsid="00193c44" officeooo:paragraph-rsid="00193c44"/>
    </style:style>
    <style:style style:name="P10" style:family="paragraph" style:parent-style-name="Text_20_body" style:list-style-name="L1">
      <style:text-properties officeooo:rsid="00193c44" officeooo:paragraph-rsid="0020e949"/>
    </style:style>
    <style:style style:name="P11" style:family="paragraph" style:parent-style-name="Text_20_body" style:list-style-name="L1">
      <style:text-properties officeooo:rsid="00274d33" officeooo:paragraph-rsid="00274d33"/>
    </style:style>
    <style:style style:name="T1" style:family="text">
      <style:text-properties officeooo:rsid="0012d57a"/>
    </style:style>
    <style:style style:name="T2" style:family="text">
      <style:text-properties officeooo:rsid="00139202"/>
    </style:style>
    <style:style style:name="T3" style:family="text">
      <style:text-properties officeooo:rsid="00193c44"/>
    </style:style>
    <style:style style:name="T4" style:family="text">
      <style:text-properties officeooo:rsid="001a08d4"/>
    </style:style>
    <style:style style:name="T5" style:family="text">
      <style:text-properties officeooo:rsid="0020e949"/>
    </style:style>
    <style:style style:name="T6" style:family="text">
      <style:text-properties officeooo:rsid="002530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Зміст аркушів креслень</text:h>
      <text:list xml:id="list1026599175" text:style-name="L1">
        <text:list-item>
          <text:p text:style-name="P2">Загальний вигляд.</text:p>
        </text:list-item>
        <text:list-item>
          <text:p text:style-name="P2">Розріз <text:span text:style-name="T1">А-А. Фундамент.</text:span></text:p>
        </text:list-item>
        <text:list-item>
          <text:p text:style-name="P3">Розріз А-А. Лицювання фундаменту, відмостка. <text:span text:style-name="T3">(немає)</text:span></text:p>
        </text:list-item>
        <text:list-item>
          <text:p text:style-name="P3">Підвал.</text:p>
        </text:list-item>
        <text:list-item>
          <text:p text:style-name="P3">Покрівна плита підвалу.</text:p>
        </text:list-item>
        <text:list-item>
          <text:p text:style-name="P3">Оглядова яма.</text:p>
        </text:list-item>
        <text:list-item>
          <text:p text:style-name="P3">Розріз Б-Б. Низ коробки.</text:p>
        </text:list-item>
        <text:list-item>
          <text:p text:style-name="P3">Розріз В-В. Середина коробки.</text:p>
        </text:list-item>
        <text:list-item>
          <text:p text:style-name="P4">Розріз <text:span text:style-name="T2">Г</text:span>-<text:span text:style-name="T2">Г</text:span>. <text:span text:style-name="T2">Верх коробки. (немає)</text:span></text:p>
        </text:list-item>
        <text:list-item>
          <text:p text:style-name="P5">ЗБ перекриття. <text:span text:style-name="T3">(немає)</text:span></text:p>
        </text:list-item>
        <text:list-item>
          <text:p text:style-name="P6">Вікно кімнатне звичайне.</text:p>
        </text:list-item>
        <text:list-item>
          <text:p text:style-name="P6">Вікно кімнатне світлове.</text:p>
        </text:list-item>
        <text:list-item>
          <text:p text:style-name="P7">Двері кімнатні.</text:p>
        </text:list-item>
        <text:list-item>
          <text:p text:style-name="P8">Перемичка дверна <text:span text:style-name="T5">(розріз)</text:span>.</text:p>
        </text:list-item>
        <text:list-item>
          <text:p text:style-name="P6">Ворота гаражні.</text:p>
        </text:list-item>
        <text:list-item>
          <text:p text:style-name="P9">Перемичка воріт <text:span text:style-name="T5">(розріз)</text:span>.</text:p>
        </text:list-item>
        <text:list-item>
          <text:p text:style-name="P10"><text:span text:style-name="T6">Загальна п</text:span>еремичка воріт.</text:p>
        </text:list-item>
        <text:list-item>
          <text:p text:style-name="P5"><text:span text:style-name="T3">Армопояс і а</text:span>нкер для балок. <text:span text:style-name="T4">(немає)</text:span></text:p>
        </text:list-item>
        <text:list-item>
          <text:p text:style-name="P11">Арматурні каркаси вікон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1-09-02T22:15:20.049416900</dc:date>
    <dc:creator>Віталій </dc:creator>
    <meta:editing-duration>PT19H23M31S</meta:editing-duration>
    <meta:editing-cycles>18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0" meta:word-count="83" meta:character-count="525" meta:non-whitespace-character-count="481"/>
  </office:meta>
</office:document-meta>
</file>